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  <style:text-properties style:font-size-asian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Smart Contracts in Practice</text:p>
            <text:p>Hong Kong Law Society</text:p>
            <text:p/>
            <text:p>Joseph Wang</text:p>
            <text:p><text:a xlink:href="mailto:joequant@gmail.com" xlink:type="simple">joequant@gmail.com</text:a></text:p>
            <text:p>http://www.bitquant.com.hk/</text:p>
            <text:p/>
            <text:p>19 October 2015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out Bitquant Research Laborator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inancial research laboratory consisting of me and my wife</text:p>
              </text:list-item>
              <text:list-item>
                <text:p>Business model – Think of cool things to do and play with technology. <text:s/>Make money to pay the rent</text:p>
              </text:list-item>
              <text:list-item>
                <text:p>I like new technology, but I've got to make money from the technology</text:p>
              </text:list-item>
              <text:list-item>
                <text:p>Bitcoin derivatives, Algo trading of HK options, Africa trading, Angel investing</text:p>
              </text:list-item>
              <text:list-item>
                <text:p>All online and open source – <text:a xlink:href="http://www.bitquant.com.hk/" xlink:type="simple">http://www.bitquant.com.hk/</text:a>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About m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ckground – Computational Astrophysics → Software Development → Quant at major bank → Angel investor</text:p>
              </text:list-item>
              <text:list-item>
                <text:p>Physicist of mone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Cars and Freeway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reeways – blockchain</text:p>
              </text:list-item>
              <text:list-item>
                <text:p>Cars - contracts</text:p>
              </text:list-item>
              <text:list-item>
                <text:p>Bitquant is focusing on developing the ca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reeways - Blockchai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lockchain – Permanent and agreed cloud based storage</text:p>
              </text:list-item>
              <text:list-item>
                <text:p>Bitcoin – Blockchain stores transfer data</text:p>
              </text:list-item>
              <text:list-item>
                <text:p>Ethereum – Calculations on the blockchain</text:p>
              </text:list-item>
              <text:list-item>
                <text:p>IPFS – Store files on the clou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ets under management – HKD 3 million. <text:s/>Half in options trading. <text:s/>Half in angel investing</text:p>
              </text:list-item>
              <text:list-item>
                <text:p>Do not want to put it into banks or to buy property.</text:p>
              </text:list-item>
              <text:list-item>
                <text:p>Zero percent interest + pushes up the property bubble</text:p>
              </text:list-item>
              <text:list-item>
                <text:p>Want to move capital from property to SME'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ssues with SME lending in H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igh transaction costs – Cannot recover costs with standard fixed interest rates</text:p>
              </text:list-item>
              <text:list-item>
                <text:p>SME's need flexible funding conditions</text:p>
              </text:list-item>
              <text:list-item>
                <text:p>Needs to be a debt based instrument</text:p>
                <text:list>
                  <text:list-item>
                    <text:p>Private equity is hard to sell in HK</text:p>
                  </text:list-item>
                  <text:list-item>
                    <text:p>Manufacturing firms need working capital</text:p>
                  </text:list-item>
                  <text:list-item>
                    <text:p>Regulatory iss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y smart contracts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eed to let borrower know the conditions of the contract</text:p>
              </text:list-item>
              <text:list-item>
                <text:p>Need allow efficient securitization and tracking</text:p>
              </text:list-item>
              <text:list-item>
                <text:p>Flexible financing – Alibaba probl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mart contrac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glish common law</text:p>
              </text:list-item>
              <text:list-item>
                <text:p>Javascript</text:p>
              </text:list-item>
              <text:list-item>
                <text:p>Inspiration from</text:p>
                <text:list>
                  <text:list-item>
                    <text:p>Derivatives technology in major banks</text:p>
                  </text:list-item>
                  <text:list-item>
                    <text:p>Islamic finance</text:p>
                  </text:list-item>
                </text:list>
              </text:list-item>
              <text:list-item>
                <text:p>Legal issues</text:p>
                <text:list>
                  <text:list-item>
                    <text:p>Where is the contract situated?</text:p>
                  </text:list-item>
                  <text:list-item>
                    <text:p>What is part of the contract?</text:p>
                  </text:list-item>
                  <text:list-item>
                    <text:p>How do you record the contract?</text:p>
                  </text:list-item>
                  <text:list-item>
                    <text:p>How do you execute the contra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oans issu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ze of loan HKD 100k – All loans unsecured – Interest rates typically 15%</text:p>
              </text:list-item>
              <text:list-item>
                <text:p>Loan to holding company of startup who was finishing up degree. <text:s/>Interest only payment until employee was employed</text:p>
              </text:list-item>
              <text:list-item>
                <text:p>Loan to company to fund purchase and equipment from Shenzhen. <text:s/>Interest only with balloon payment</text:p>
              </text:list-item>
              <text:list-item>
                <text:p>Loan to company to fund Kickstarter campaign. <text:s/>Loan became due immediately if Kickstart campaign hit a certain level</text:p>
              </text:list-item>
              <text:list-item>
                <text:p>Cash advance against high technology grant from Hong Kong compan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the contract looks lik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contract itself – series of payoffs</text:p>
              </text:list-item>
              <text:list-item>
                <text:p>The viewer – takes algorithm and displays it</text:p>
              </text:list-item>
              <text:list-item>
                <text:p>Explanatory notes – Explains the terms of the contract</text:p>
              </text:list-item>
              <text:list-item>
                <text:p>Execution</text:p>
                <text:list>
                  <text:list-item>
                    <text:p>Digital fingerprint and two sheets of paper</text:p>
                  </text:list-item>
                  <text:list-item>
                    <text:p>Side agreement with borrower representing that explanatory notes are a good faith interpretation of contr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gulatory issu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FO exemption – Private placement and private equity exemptions</text:p>
              </text:list-item>
              <text:list-item>
                <text:p>MLO exemption – Import and export transaction exemption</text:p>
              </text:list-item>
              <text:list-item>
                <text:p>Seeking money lenders license to allow advertising</text:p>
                <text:list>
                  <text:list-item>
                    <text:p>Police objection – You working from a co-work space</text:p>
                  </text:list-item>
                  <text:list-item>
                    <text:p>Our counter-objection – Police policy does not take into account technology and social changes and as this impacts Hong Kong's role as international financial center, this is not valid under Basic Law 109</text:p>
                  </text:list-item>
                  <text:list-item>
                    <text:p>Case pending before Magistrate's C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gulatory Challen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nk compliance!!!!</text:p>
              </text:list-item>
              <text:list-item>
                <text:p>HK regulation is very, very good</text:p>
              </text:list-item>
              <text:list-item>
                <text:p>HK regulators are very, very good once you understand their mindset</text:p>
              </text:list-item>
              <text:list-item>
                <text:p>Big problem – Communications and cultural issues</text:p>
                <text:list>
                  <text:list-item>
                    <text:p>Systems that work for big banks don't work for SME's</text:p>
                  </text:list-item>
                  <text:list-item>
                    <text:p>Bureaucracy sees their role as umpires and not cheerleaders</text:p>
                  </text:list-item>
                  <text:list-item>
                    <text:p>Lawyers see their role as moderators and not cheerleaders</text:p>
                  </text:list-item>
                  <text:list-item>
                    <text:p>SME's are timid and frightened of bureaucracy and there are no good lines of communcation. <text:s/>Also very easily frustrated which turns into anger</text:p>
                  </text:list-item>
                </text:list>
              </text:list-item>
              <text:list-item>
                <text:p>Case study – How the SFC unintentionally killed crowdfunding in HK with May 2014 circular</text:p>
              </text:list-item>
              <text:list-item>
                <text:p>Current situation – Fixing Stored Value Facility Ordinance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lete automation increases ineffici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lso an unnecessary slide!!!!!</text:p>
              </text:list-item>
              <text:list-item>
                <text:p>Vending machine problem</text:p>
              </text:list-item>
              <text:list-item>
                <text:p>Breach of contract calculations</text:p>
              </text:list-item>
              <text:list-item>
                <text:p>Overspecifying irrelevant details. <text:s/>Underspecifying important on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nex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ink through insolvency and near insolvency issues</text:p>
              </text:list-item>
              <text:list-item>
                <text:p>Regulatory issues</text:p>
                <text:list>
                  <text:list-item>
                    <text:p>Work on SVF Ordinance</text:p>
                  </text:list-item>
                  <text:list-item>
                    <text:p>Work on MLO issues</text:p>
                  </text:list-item>
                </text:list>
              </text:list-item>
              <text:list-item>
                <text:p>Work on user interface</text:p>
              </text:list-item>
              <text:list-item>
                <text:p>Find funders and people to use this technology</text:p>
              </text:list-item>
              <text:list-item>
                <text:p>Change the culture!!!! <text:s/></text:p>
              </text:list-item>
              <text:list-item>
                <text:p>MAKE MONEY!!!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TW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6-22T23:01:42.131832106</meta:creation-date>
    <dc:date>2015-10-18T14:15:52.555564797</dc:date>
    <dc:creator>Wang Joseph</dc:creator>
    <meta:editing-duration>PT55M55S</meta:editing-duration>
    <meta:editing-cycles>11</meta:editing-cycles>
    <meta:generator>LibreOffice/5.0.3.1$Linux_X86_64 LibreOffice_project/00$Build-1</meta:generator>
    <meta:document-statistic meta:object-count="93"/>
  </office:meta>
</office:document-meta>
</file>